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P2" style:family="paragraph" style:parent-style-name="Text_20_body">
      <style:text-properties officeooo:rsid="0000d239" officeooo:paragraph-rsid="0000d239"/>
    </style:style>
    <style:style style:name="P3" style:family="paragraph" style:parent-style-name="Standard">
      <style:text-properties style:font-name="Liberation Sans" fo:font-style="italic" officeooo:rsid="0000d239" officeooo:paragraph-rsid="00019b0b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tyle="italic" officeooo:rsid="0002d46a" officeooo:paragraph-rsid="0002d46a" style:font-style-asian="italic" style:font-style-complex="italic"/>
    </style:style>
    <style:style style:name="P5" style:family="paragraph" style:parent-style-name="Standard">
      <style:text-properties style:font-name="Liberation Sans" fo:font-style="italic" officeooo:rsid="0002d46a" officeooo:paragraph-rsid="0002d46a" style:font-style-asian="italic" style:font-style-complex="italic"/>
    </style:style>
    <style:style style:name="P6" style:family="paragraph" style:parent-style-name="Heading_20_1">
      <style:text-properties officeooo:paragraph-rsid="0009b9d1"/>
    </style:style>
    <style:style style:name="P7" style:family="paragraph" style:parent-style-name="Heading_20_1">
      <style:text-properties officeooo:rsid="0009b9d1" officeooo:paragraph-rsid="000b4e19"/>
    </style:style>
    <style:style style:name="P8" style:family="paragraph" style:parent-style-name="Heading_20_1">
      <style:text-properties fo:font-style="normal" officeooo:paragraph-rsid="0009b9d1" style:font-style-asian="normal" style:font-style-complex="normal"/>
    </style:style>
    <style:style style:name="P9" style:family="paragraph" style:parent-style-name="Standard">
      <style:text-properties style:font-name="Liberation Sans"/>
    </style:style>
    <style:style style:name="P10" style:family="paragraph" style:parent-style-name="Text_20_body">
      <style:text-properties style:font-name="Liberation Sans" officeooo:rsid="0000d239" officeooo:paragraph-rsid="0008e47a"/>
    </style:style>
    <style:style style:name="P11" style:family="paragraph" style:parent-style-name="Text_20_body">
      <style:text-properties style:font-name="Liberation Sans" fo:font-style="normal" officeooo:rsid="0008e47a" officeooo:paragraph-rsid="0008e47a" style:font-style-asian="normal" style:font-style-complex="normal"/>
    </style:style>
    <style:style style:name="P12" style:family="paragraph" style:parent-style-name="Text_20_body">
      <style:text-properties officeooo:rsid="00072dc6" officeooo:paragraph-rsid="00072dc6"/>
    </style:style>
    <style:style style:name="P13" style:family="paragraph" style:parent-style-name="Text_20_body">
      <style:text-properties style:font-name="Liberation Sans" officeooo:rsid="00092e93" officeooo:paragraph-rsid="00092e93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070cd4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019b0b"/>
    </style:style>
    <style:style style:name="T7" style:family="text">
      <style:text-properties style:font-name="Liberation Sans" fo:font-size="18.2000007629395pt" fo:font-weight="bold" officeooo:rsid="000a14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0b4e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Liberation Sans" fo:font-size="18.2000007629395pt" style:text-underline-style="solid" style:text-underline-width="auto" style:text-underline-color="font-color" fo:font-weight="bold" officeooo:rsid="0009b9d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Liberation Sans" officeooo:rsid="0008e47a"/>
    </style:style>
    <style:style style:name="T12" style:family="text">
      <style:text-properties style:font-name="Liberation Sans" officeooo:rsid="00092e93"/>
    </style:style>
    <style:style style:name="T13" style:family="text">
      <style:text-properties style:font-name="Liberation Sans" fo:font-size="16.1000003814697pt" fo:font-style="italic" fo:font-weight="bold" officeooo:rsid="0009b9d1" style:font-name-asian="Microsoft YaHei" style:font-size-asian="16.1000003814697pt" style:font-style-asian="italic" style:font-weight-asian="bold" style:font-name-complex="Mangal" style:font-size-complex="16.1000003814697pt" style:font-style-complex="italic" style:font-weight-complex="bold"/>
    </style:style>
    <style:style style:name="T14" style:family="text">
      <style:text-properties fo:font-style="italic" officeooo:rsid="0008e47a" style:font-style-asian="italic" style:font-style-complex="italic"/>
    </style:style>
    <style:style style:name="T15" style:family="text">
      <style:text-properties fo:font-style="italic" officeooo:rsid="00092e93" style:font-style-asian="italic" style:font-style-complex="italic"/>
    </style:style>
    <style:style style:name="T16" style:family="text">
      <style:text-properties officeooo:rsid="000a147e"/>
    </style:style>
    <style:style style:name="T17" style:family="text">
      <style:text-properties officeooo:rsid="0008e47a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72dc6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09b9d1" style:font-size-asian="10.5pt" style:font-weight-asian="normal" style:font-size-complex="12pt" style:font-weight-complex="normal"/>
    </style:style>
    <style:style style:name="T21" style:family="text">
      <style:text-properties style:text-underline-style="solid" style:text-underline-width="auto" style:text-underline-color="font-color" officeooo:rsid="000b4e19"/>
    </style:style>
    <style:style style:name="T22" style:family="text">
      <style:text-properties style:font-name="Liberation Sans1" officeooo:rsid="0008e47a"/>
    </style:style>
    <style:style style:name="T23" style:family="text">
      <style:text-properties style:font-name="Liberation Sans1" officeooo:rsid="00092e93"/>
    </style:style>
    <style:style style:name="T24" style:family="text">
      <style:text-properties style:font-name="Liberation Sans1" style:font-name-asian="Microsoft YaHei" style:font-name-complex="Mangal"/>
    </style:style>
    <style:style style:name="T25" style:family="text">
      <style:text-properties officeooo:rsid="00092e93"/>
    </style:style>
    <style:style style:name="T26" style:family="text">
      <style:text-properties fo:font-style="normal" officeooo:rsid="00092e93" style:font-style-asian="normal" style:font-style-complex="normal"/>
    </style:style>
    <style:style style:name="T27" style:family="text">
      <style:text-properties officeooo:rsid="0009b9d1"/>
    </style:style>
    <style:style style:name="T28" style:family="text">
      <style:text-properties fo:font-size="16.1000003814697pt" fo:font-style="italic" fo:font-weight="bold" officeooo:rsid="00072dc6" style:font-size-asian="16.1000003814697pt" style:font-style-asian="italic" style:font-weight-asian="bold" style:font-size-complex="16.1000003814697pt" style:font-style-complex="italic" style:font-weight-complex="bold"/>
    </style:style>
    <style:style style:name="T29" style:family="text">
      <style:text-properties fo:font-size="16.1000003814697pt" fo:font-weight="bold" officeooo:rsid="00072dc6" style:font-size-asian="16.1000003814697pt" style:font-weight-asian="bold" style:font-size-complex="16.1000003814697pt" style:font-weight-complex="bold"/>
    </style:style>
    <style:style style:name="T30" style:family="text">
      <style:text-properties officeooo:rsid="000b4e19"/>
    </style:style>
    <style:style style:name="T31" style:family="text">
      <style:text-properties style:font-name-asian="Microsoft YaHei" style:font-name-complex="Mangal"/>
    </style:style>
    <style:style style:name="T32" style:family="text">
      <style:text-properties officeooo:rsid="000b4e19" style:font-name-asian="Microsoft YaHei" style:font-name-complex="Mang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7">Bestudeer de</text:span><text:span text:style-name="T16"> video</text:span> van <text:span text:style-name="T8">de </text:span><text:span text:style-name="T10">volgende</text:span><text:span text:style-name="T8"> les</text:span><text:span text:style-name="T9"> geheel</text:span><text:span text:style-name="T8">:</text:span></text:h>
      <text:h text:style-name="P8" text:outline-level="1"><text:span text:style-name="T29">Herhalingslussen: while en for</text:span></text:h>
      <text:p text:style-name="P13"><text:span text:style-name="T19">E</text:span><text:span text:style-name="T18">xperimenteer </text:span><text:span text:style-name="T20">zelfstandig </text:span><text:span text:style-name="T18">met de</text:span><text:span text:style-name="T20"> daarin behandelde</text:span><text:span text:style-name="T18"> voorbeeld</text:span><text:span text:style-name="T20">-programma’s. Een link naar de broncode daarvan staat onder de video. In de volgende les kun je hierover vragen stellen.</text:span></text:p>
      <text:h text:style-name="P7" text:outline-level="1"><text:span text:style-name="T30">Opgaven bij de </text:span><text:span text:style-name="T21">huidige</text:span><text:span text:style-name="T30"> les:</text:span></text:h>
      <text:p text:style-name="P9"><text:span text:style-name="T30">In te leveren</text:span> <text:span text:style-name="T30">uiterlijk</text:span> 2 dagen v<text:span text:style-name="T31">óór de volgende les</text:span><text:span text:style-name="T32">.</text:span></text:p>
      <text:h text:style-name="Heading_20_2" text:outline-level="2">Niveau 1</text:h>
      <text:p text:style-name="P12"><text:span text:style-name="T6">M</text:span><text:span text:style-name="T5">aak een eenvoudige rekenmachine die kan optellen, aftrekken, delen en vermenigvuldigen</text:span><text:span text:style-name="T11"> met behulp van conditionele opdrachten en eventueel een herhalingslus.</text:span><text:span text:style-name="T12"> </text:span><text:span text:style-name="T11">De rekenmachine vraagt om getallen en voert de berekening uit, eventueel herhaald.</text:span></text:p>
      <text:h text:style-name="Heading_20_2" text:outline-level="2">Niveau 2</text:h>
      <text:p text:style-name="P10">M<text:span text:style-name="T17">aak een wetenschappelijke rekenmachine die, behalve het gevraagde bij niveau 1 ook </text:span><text:span text:style-name="T14">sin</text:span><text:span text:style-name="T17">, </text:span><text:span text:style-name="T14">arcsin</text:span><text:span text:style-name="T17">, </text:span><text:span text:style-name="T14">cos</text:span><text:span text:style-name="T17">, </text:span><text:span text:style-name="T14">arccos</text:span><text:span text:style-name="T17">, </text:span><text:span text:style-name="T14">tan</text:span><text:span text:style-name="T17">, </text:span><text:span text:style-name="T14">arctan</text:span><text:span text:style-name="T17">, </text:span><text:span text:style-name="T14">sqrt</text:span><text:span text:style-name="T17">, </text:span><text:span text:style-name="T14">exp</text:span><text:span text:style-name="T17"> en </text:span><text:span text:style-name="T14">ln</text:span><text:span text:style-name="T17"> kent en </text:span><text:span text:style-name="T22">é</text:span><text:span text:style-name="T23">é</text:span><text:span text:style-name="T25">n of meer geheugens heeft (met elk een willekeurig te kiezen naam) om ingevoerde getallen en resultaten in op te slaan en weer uit terug te halen voor verder gebruik. Tip: gebruik een </text:span><text:span text:style-name="T15">dict</text:span><text:span text:style-name="T26"> voor de geheugens.</text:span></text:p>
      <text:h text:style-name="Heading_20_2" text:outline-level="2">Niveau 3</text:h>
      <text:p text:style-name="P11">Zelfde als niveau <text:span text:style-name="T25">2, maar tevens in staat een willekeurig ingegeven functie te plotten met behulp van de turtle library. Tip: gebruikde </text:span><text:span text:style-name="T15">eval () </text:span><text:span text:style-name="T25">functie (Zie Python docs).</text:span></text:p>
      <text:p text:style-name="P3"/>
      <text:p text:style-name="P4">--//--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666666" style:font-name="Liberation Sans" fo:font-size="9pt" fo:font-weight="bold" officeooo:rsid="0005b6e9" officeooo:paragraph-rsid="0005fc01" style:font-size-asian="9pt" style:font-weight-asian="bold" style:font-size-complex="9pt" style:font-weight-complex="bold"/>
    </style:style>
    <style:style style:name="MT1" style:family="text">
      <style:text-properties fo:color="#000000" fo:font-weight="normal" style:font-weight-asian="normal" style:font-weight-complex="normal"/>
    </style:style>
    <style:style style:name="MT2" style:family="text">
      <style:text-properties fo:color="#000000" fo:font-weight="normal" officeooo:rsid="00070cd4" style:font-weight-asian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color="#c921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</text:span><text:span text:style-name="MT2">C</text:span><text:span text:style-name="MT1">)</text:span><text:span text:style-name="MT3"> </text:span>GEATEC <text:span text:style-name="MT4">engineering</text:span><text:span text:style-name="MT1">, license: Creative Commons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5.2$Linux_X86_64 LibreOffice_project/30$Build-2</meta:generator>
    <dc:date>2020-05-02T11:53:08.332414243</dc:date>
    <meta:editing-duration>PT18M17S</meta:editing-duration>
    <meta:editing-cycles>6</meta:editing-cycles>
    <meta:document-statistic meta:table-count="0" meta:image-count="0" meta:object-count="0" meta:page-count="1" meta:paragraph-count="13" meta:word-count="188" meta:character-count="1182" meta:non-whitespace-character-count="1008"/>
  </office:meta>
</office:document-meta>
</file>